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28.49cm" fo:min-width="38.2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back" svg:width="38.73cm" svg:height="28.74cm" svg:x="10.33cm" svg:y="6.6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7"/>
      <draw:layer draw:name="8"/>
      <draw:layer draw:name="9"/>
      <draw:layer draw:name="10"/>
      <draw:layer draw:name="11"/>
      <draw:layer draw:name="12"/>
      <draw:layer draw:name="13"/>
      <draw:layer draw:name="back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08:11:28.595000000</meta:creation-date>
    <dc:date>2017-01-05T11:19:22.244000000</dc:date>
    <meta:editing-duration>PT1H9M44S</meta:editing-duration>
    <meta:editing-cycles>9</meta:editing-cycles>
    <meta:generator>LibreOffice/5.2.3.3$Windows_x86 LibreOffice_project/d54a8868f08a7b39642414cf2c8ef2f228f780cf</meta:generator>
    <meta:document-statistic meta:object-count="1"/>
  </office:meta>
</office:document-meta>
</file>